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train Matrix Id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2 comps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<text:span text:style-name="T1">nd</text:span> derivs</text:p>
          </table:table-cell>
          <table:table-cell table:formula="of:=2*[.E3]" office:value-type="float" office:value="2.6" calcext:value-type="float">
            <text:p>2.6</text:p>
          </table:table-cell>
          <table:table-cell table:formula="of:=2*[.F3]" office:value-type="float" office:value="4.2" calcext:value-type="float">
            <text:p>4.2</text:p>
          </table:table-cell>
          <table:table-cell table:formula="of:=2*[.G3]" office:value-type="float" office:value="4.8" calcext:value-type="float">
            <text:p>4.8</text:p>
          </table:table-cell>
          <table:table-cell table:formula="of:=2*[.H3]" office:value-type="float" office:value="6" calcext:value-type="float">
            <text:p>6</text:p>
          </table:table-cell>
          <table:table-cell table:formula="of:=2*[.I3]" office:value-type="float" office:value="6.6" calcext:value-type="float">
            <text:p>6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Elastic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Strai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-0.01" calcext:value-type="float">
            <text:p>-0.01</text:p>
          </table:table-cell>
          <table:table-cell table:formula="of:=([.$D9]^2)*[.E$3]" office:value-type="float" office:value="0.00013" calcext:value-type="float">
            <text:p>0.00013</text:p>
          </table:table-cell>
          <table:table-cell table:formula="of:=([.$D9]^2)*[.F$3]" office:value-type="float" office:value="0.00021" calcext:value-type="float">
            <text:p>0.00021</text:p>
          </table:table-cell>
          <table:table-cell table:formula="of:=([.$D9]^2)*[.G$3]" office:value-type="float" office:value="0.00024" calcext:value-type="float">
            <text:p>0.00024</text:p>
          </table:table-cell>
          <table:table-cell table:formula="of:=([.$D9]^2)*[.H$3]" office:value-type="float" office:value="0.0003" calcext:value-type="float">
            <text:p>0.0003</text:p>
          </table:table-cell>
          <table:table-cell table:formula="of:=([.$D9]^2)*[.I$3]" office:value-type="float" office:value="0.00033" calcext:value-type="float">
            <text:p>0.0003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D10]^2)*[.E$3]" office:value-type="float" office:value="0" calcext:value-type="float">
            <text:p>0</text:p>
          </table:table-cell>
          <table:table-cell table:formula="of:=([.$D10]^2)*[.F$3]" office:value-type="float" office:value="0" calcext:value-type="float">
            <text:p>0</text:p>
          </table:table-cell>
          <table:table-cell table:formula="of:=([.$D10]^2)*[.G$3]" office:value-type="float" office:value="0" calcext:value-type="float">
            <text:p>0</text:p>
          </table:table-cell>
          <table:table-cell table:formula="of:=([.$D10]^2)*[.H$3]" office:value-type="float" office:value="0" calcext:value-type="float">
            <text:p>0</text:p>
          </table:table-cell>
          <table:table-cell table:formula="of:=([.$D10]^2)*[.I$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table:formula="of:=([.D11]^2)*[.E$3]" office:value-type="float" office:value="0.00013" calcext:value-type="float">
            <text:p>0.00013</text:p>
          </table:table-cell>
          <table:table-cell table:formula="of:=([.$D11]^2)*[.F$3]" office:value-type="float" office:value="0.00021" calcext:value-type="float">
            <text:p>0.00021</text:p>
          </table:table-cell>
          <table:table-cell table:formula="of:=([.$D11]^2)*[.G$3]" office:value-type="float" office:value="0.00024" calcext:value-type="float">
            <text:p>0.00024</text:p>
          </table:table-cell>
          <table:table-cell table:formula="of:=([.$D11]^2)*[.H$3]" office:value-type="float" office:value="0.0003" calcext:value-type="float">
            <text:p>0.0003</text:p>
          </table:table-cell>
          <table:table-cell table:formula="of:=([.$D11]^2)*[.I$3]" office:value-type="float" office:value="0.00033" calcext:value-type="float">
            <text:p>0.0003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1</text:p>
          </table:table-cell>
          <table:table-cell table:formula="of:=(1/12) * ( (3*[.F4]) + [.I4] )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12</text:p>
          </table:table-cell>
          <table:table-cell table:formula="of:=(1/12)* ((3*[.F4]) - ([.I4])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13</text:p>
          </table:table-cell>
          <table:table-cell table:formula="of:=0.25 * ([.G4] - (2*[.E15]) - (2*[.E16]) )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33</text:p>
          </table:table-cell>
          <table:table-cell table:formula="of:=[.E4]" office:value-type="float" office:value="2.6" calcext:value-type="float">
            <text:p>2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44</text:p>
          </table:table-cell>
          <table:table-cell table:formula="of:=0.25*[.H4]" office:value-type="float" office:value="1.5" calcext:value-type="float">
            <text:p>1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3:20:21.648883549</meta:creation-date>
    <dc:date>2019-04-28T15:18:07.579049256</dc:date>
    <meta:editing-duration>PT37M32S</meta:editing-duration>
    <meta:editing-cycles>10</meta:editing-cycles>
    <meta:generator>LibreOffice/6.1.5.2$Linux_X86_64 LibreOffice_project/10$Build-2</meta:generator>
    <meta:document-statistic meta:table-count="1" meta:cell-count="49" meta:object-count="0"/>
  </office:meta>
</office:document-meta>
</file>